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text-properties officeooo:rsid="0019cf9f" officeooo:paragraph-rsid="0019cf9f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24">
        <text:h text:style-name="P1" text:outline-level="2"><text:bookmark-start text:name="__RefHeading___Toc62962_1640206654"/>Diverses<text:bookmark-end text:name="__RefHeading___Toc62962_1640206654"/>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8:16:05.708000000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8"/>
    <meta:generator>LibreOffice/5.0.4.2$Windows_x86 LibreOffice_project/2b9802c1994aa0b7dc6079e128979269cf95bc78</meta:generator>
  </office:meta>
</office:document-meta>
</file>